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0cm" svg:height="10cm" svg:x="6cm" svg:y="8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7-19T15:21:00.34</meta:creation-date>
    <dc:date>2011-07-19T15:21:44.29</dc:date>
    <meta:editing-duration>PT00H00M44S</meta:editing-duration>
    <meta:editing-cycles>1</meta:editing-cycles>
    <meta:document-statistic meta:object-count="1"/>
    <meta:generator>OpenOffice.org/3.2$Win32 OpenOffice.org_project/320m18$Build-9502</meta:generator>
  </office:meta>
</office:document-meta>
</file>